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tab/><text:tab/><text:span text:style-name="T2">canvasdesign.cpp</text:span></text:p>
      <text:p text:style-name="P1"/>
      <text:p text:style-name="Preformatted_20_Text"><text:tab/>The functions in this file are described below with their declarations</text:p>
      <text:p text:style-name="Preformatted_20_Text"><text:tab/><text:span text:style-name="T1">1)void button ( double cx, double cy, double width, double height, char * text )</text:span></text:p>
      <text:p text:style-name="Preformatted_20_Text"><text:tab/><text:tab/> <text:s/>This function draws a button at the desired co ordinates given by cx and cy.</text:p>
      <text:p text:style-name="Preformatted_20_Text"><text:tab/> <text:s/>The width and height of the button are also passed along with the text string to </text:p>
      <text:p text:style-name="Preformatted_20_Text"><text:tab/> <text:s/>be displayed on the button.</text:p>
      <text:p text:style-name="Preformatted_20_Text"><text:tab/><text:tab/> <text:s/>This function draws a Rectangle, imprints it and then imprints the Text at</text:p>
      <text:p text:style-name="Preformatted_20_Text"><text:tab/> <text:s/>its centre.</text:p>
      <text:p text:style-name="Preformatted_20_Text"><text:tab/> <text:s/></text:p>
      <text:p text:style-name="Preformatted_20_Text"><text:tab/> <text:s/></text:p>
      <text:p text:style-name="Preformatted_20_Text"><text:tab/><text:span text:style-name="T1">2)void paintScr(double&amp;)</text:span></text:p>
      <text:p text:style-name="Preformatted_20_Text"><text:tab/><text:tab/> <text:s/>This function paints the aquarium and the sand in its iteration according to</text:p>
      <text:p text:style-name="Preformatted_20_Text"><text:tab/> <text:s/>time of the day. The parameter life gives the time of the day.</text:p>
      <text:p text:style-name="Preformatted_20_Text"><text:tab/><text:tab/> <text:s/>The following variables are defined in the function.</text:p>
      <text:p text:style-name="Preformatted_20_Text"><text:tab/><text:tab/><text:tab/></text:p>
      <text:p text:style-name="Preformatted_20_Text"><text:tab/><text:tab/><text:tab/><text:span text:style-name="T1">1)Rectangle waterStripe:</text:span></text:p>
      <text:p text:style-name="Preformatted_20_Text"><text:tab/><text:tab/><text:tab/><text:tab/> <text:s/>This rectangle is horizontal and is moved and imprinted all over the</text:p>
      <text:p text:style-name="Preformatted_20_Text"><text:tab/><text:tab/><text:tab/> <text:s/>canvas to paint it. The R G B values are a function </text:p>
      <text:p text:style-name="Preformatted_20_Text"><text:tab/><text:tab/><text:tab/> <text:s/>of the y co ordinate of the rectangle and also of </text:p>
      <text:p text:style-name="Preformatted_20_Text"><text:tab/><text:tab/><text:tab/> <text:s/>darfac so that the aquarium becomes dark in the night.</text:p>
      <text:p text:style-name="Preformatted_20_Text"><text:tab/><text:tab/><text:tab/><text:span text:style-name="T1"> 2) Line sandStripe:</text:span></text:p>
      <text:p text:style-name="Preformatted_20_Text"><text:tab/><text:tab/><text:tab/><text:tab/> <text:s/>This Line is vertically impprinted to create the sand ithe aquarium in this</text:p>
      <text:p text:style-name="Preformatted_20_Text"><text:tab/><text:tab/><text:tab/><text:tab/> <text:s/>case R G B values are functions of darkfac and the x co ordinates</text:p>
      <text:p text:style-name="Preformatted_20_Text"><text:tab/><text:tab/><text:tab/><text:tab/> <text:s/>of the line.</text:p>
      <text:p text:style-name="Preformatted_20_Text"><text:tab/></text:p>
      <text:p text:style-name="Preformatted_20_Text"><text:tab/></text:p>
      <text:p text:style-name="Preformatted_20_Text"><text:tab/><text:span text:style-name="T1">3)void pebbles ( int x, int y, double&amp; ):</text:span></text:p>
      <text:p text:style-name="Preformatted_20_Text"><text:tab/><text:tab/> This function draws a group of pebbles at the co ordinates x and y.</text:p>
      <text:p text:style-name="Preformatted_20_Text"><text:tab/> <text:s text:c="4"/>In this case the variables defined are as follows.</text:p>
      <text:p text:style-name="Preformatted_20_Text"><text:tab/> <text:s text:c="6"/></text:p>
      <text:p text:style-name="Preformatted_20_Text"><text:tab/><text:tab/> <text:s/><text:span text:style-name="T1"><text:s/>Line pebbleStripe:</text:span></text:p>
      <text:p text:style-name="Preformatted_20_Text"><text:tab/> <text:s text:c="10"/>This line is imprinted to draw elliptical pebbles.</text:p>
      <text:p text:style-name="Preformatted_20_Text"><text:tab/><text:tab/> The outer for loop in the function draws the 19 pebbles in a group while </text:p>
      <text:p text:style-name="Preformatted_20_Text"><text:tab/> <text:s/>the inner for loop imprints the line pebbleStripe to draw individual pebbles.</text:p>
      <text:p text:style-name="Preformatted_20_Text"><text:tab/> <text:s/></text:p>
      <text:p text:style-name="Preformatted_20_Text"><text:tab/> <text:s/></text:p>
      <text:p text:style-name="Preformatted_20_Text"><text:tab/> <text:s/></text:p>
      <text:p text:style-name="Preformatted_20_Text"><text:tab/> <text:s/></text:p>
      <text:p text:style-name="Preformatted_20_Text"><text:tab/><text:span text:style-name="T1">4)void drawArtifacts()</text:span></text:p>
      <text:p text:style-name="Preformatted_20_Text"><text:tab/><text:tab/> <text:s/>This functions calls the button function to draw the 10 buttons on the canvas</text:p>
      <text:p text:style-name="Preformatted_20_Text"><text:tab/> <text:s/>once the simulation starts.</text:p>
      <text:p text:style-name="Preformatted_20_Text"/>
      <text:p text:style-name="Preformatted_20_Text"><text:tab/><text:span text:style-name="T1">5)struct watersurface</text:span></text:p>
      <text:p text:style-name="Preformatted_20_Text"><text:tab/><text:tab/><text:tab/>This is the upper water layer. Its a polygon that undulates in a sine fashion where the phase is <text:tab/><text:tab/>randomly incremented. The heights of undulation are set randomly at runtime.</text:p>
      <text:p text:style-name="Preformatted_20_Text"><text:tab/><text:tab/></text:p>
      <text:p text:style-name="Preformatted_20_Text"><text:tab/><text:tab/><text:span text:style-name="T1">1)double points[ 21 ][ 2 ]</text:span>:The vertices of polygon.</text:p>
      <text:p text:style-name="Preformatted_20_Text"><text:s text:c="4"/><text:tab/><text:tab/><text:span text:style-name="T1">2)Polygon p</text:span>:The polygon.</text:p>
      <text:p text:style-name="Preformatted_20_Text"><text:s text:c="4"/><text:tab/><text:tab/><text:span text:style-name="T1">3)Rectangle r</text:span>:The rectangle used to clear the polygon. Its been imprinted and cleared to keep the <text:tab/><text:tab/><text:tab/><text:tab/>bubbles on top</text:p>
      <text:p text:style-name="Preformatted_20_Text"><text:s text:c="4"/><text:tab/><text:tab/><text:span text:style-name="T1">4)double heightvar[ 19 ]</text:span>:The max height variation array.</text:p>
      <text:p text:style-name="Preformatted_20_Text"><text:s text:c="4"/><text:tab/><text:tab/><text:span text:style-name="T1">5)double phase[ 19 ]</text:span>:The phase array.</text:p>
      <text:p text:style-name="Preformatted_20_Text"><text:s text:c="4"/><text:tab/><text:tab/><text:span text:style-name="T1">6)Watersurface()</text:span>:Constructor used to initialise the heightvar randomly.</text:p>
      <text:p text:style-name="Preformatted_20_Text"><text:s text:c="4"/><text:tab/><text:tab/><text:span text:style-name="T1">7)void morph(double&amp;)</text:span>:Function that morphs the polygon one step when it is called.</text:p>
      <text:p text:style-name="Preformatted_20_Text"><text:tab/><text:tab/><text:tab/></text:p>
      <text:p text:style-name="Preformatted_20_Text"><text:tab/><text:tab/><text:tab/></text:p>
      <text:p text:style-name="Preformatted_20_Text"><text:tab/><text:tab/><text:tab/></text:p>
      <text:p text:style-name="Preformatted_20_Text"><text:tab/><text:tab/><text:tab/></text:p>
      <text:p text:style-name="Preformatted_20_Text"><text:tab/><text:tab/><text:tab/> </text:p>
      <text:p text:style-name="Preformatted_20_Text"><text:s/><text:tab/><text:tab/><text:tab/><text:tab/> <text:s text:c="2"/></text:p>
      <text:p text:style-name="Preformatted_20_Text"><text:tab/><text:tab/><text:tab/> <text:s text:c="20"/><text:tab/><text:tab/><text:tab/><text:tab/><text:tab/><text:tab/><text:tab/><text:tab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1:29:11</dc:date>
    <meta:editing-duration>P0D</meta:editing-duration>
    <meta:editing-cycles>2</meta:editing-cycles>
    <meta:document-statistic meta:table-count="0" meta:image-count="0" meta:object-count="0" meta:page-count="1" meta:paragraph-count="58" meta:word-count="379" meta:character-count="2460" meta:non-whitespace-character-count="1854"/>
  </office:meta>
</office:document-meta>
</file>